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0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7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8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19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weight="normal" style:text-position="0% 100%" style:font-weight-asian="normal" style:font-weight-complex="normal"/>
    </style:style>
    <style:style style:name="T22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3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2" style:family="text">
      <style:text-properties fo:color="#ffffff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OS</text:p>
          </table:table-cell>
          <table:table-cell table:style-name="ce31" office:value-type="string" calcext:value-type="string" table:number-columns-spanned="2" table:number-rows-spanned="1">
            <text:p>Mayor</text:p>
          </table:table-cell>
          <table:covered-table-cell table:style-name="ce31"/>
          <table:table-cell table:style-name="ce50" office:value-type="string" calcext:value-type="string" table:number-columns-spanned="2" table:number-rows-spanned="1">
            <text:p>menor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men. Armo.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men. Mel.</text:p>
          </table:table-cell>
          <table:covered-table-cell table:style-name="ce58"/>
          <table:table-cell table:style-name="ce46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Escala</text:p>
          </table:table-cell>
          <table:table-cell table:style-name="ce7" office:value-type="string" calcext:value-type="string">
            <text:p>Tensiones</text:p>
          </table:table-cell>
          <table:table-cell table:style-name="ce24" office:value-type="string" calcext:value-type="string">
            <text:p>Escala</text:p>
          </table:table-cell>
          <table:table-cell table:style-name="ce24" office:value-type="string" calcext:value-type="string">
            <text:p>Tensiones</text:p>
          </table:table-cell>
          <table:table-cell table:style-name="ce28" office:value-type="string" calcext:value-type="string">
            <text:p>Escala</text:p>
          </table:table-cell>
          <table:table-cell table:style-name="ce28" office:value-type="string" calcext:value-type="string">
            <text:p>Tensiones</text:p>
          </table:table-cell>
          <table:table-cell table:style-name="ce32" office:value-type="string" calcext:value-type="string">
            <text:p>Escala</text:p>
          </table:table-cell>
          <table:table-cell table:style-name="ce32" office:value-type="string" calcext:value-type="string">
            <text:p>Tensione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igio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Jónico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idio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órico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b7<text:span text:style-name="T32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o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ada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 Dom.</text:p>
          </table:table-cell>
          <table:table-cell table:style-name="ce21" office:value-type="string" calcext:value-type="string">
            <text:p>b9,#9,b5,b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6"/>
          <table:table-cell table:number-columns-repeated="3"/>
        </table:table-row>
        <table:table-row table:style-name="ro1">
          <table:table-cell table:style-name="ce1" office:value-type="string" calcext:value-type="string">
            <text:p>DOMINANTES SECUNDARIOS</text:p>
          </table:table-cell>
          <table:table-cell table:style-name="Default" table:number-columns-repeated="7"/>
          <table:table-cell/>
          <table:table-cell table:style-name="ce46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ayor</text:p>
          </table:table-cell>
          <table:covered-table-cell table:number-columns-repeated="6" table:style-name="Default"/>
          <table:table-cell table:style-name="ce46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en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1</text:span>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6">5</text:span><text:span text:style-name="T13">7</text:span><text:span text:style-name="T14">→</text:span><text:span text:style-name="T15">1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2</text:span></text:p>
          </table:table-cell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6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3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6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7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V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o de Dominates Secundrios Mayor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Sub 5 del <text:span text:style-name="T1">2</text:span></text:p>
          </table:table-cell>
          <table:table-cell table:style-name="ce12" office:value-type="string" calcext:value-type="string">
            <text:p>Sub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<text:span text:style-name="T1">Eb</text:span><text:span text:style-name="T2">7</text:span><text:span text:style-name="T20">...</text:span><text:span text:style-name="T21">&gt;</text:span><text:span text:style-name="T22">D</text:span><text:span text:style-name="T23">m7</text:span></text:p>
          </table:table-cell>
          <table:table-cell table:style-name="ce21" office:value-type="string" calcext:value-type="string">
            <text:p><text:span text:style-name="T24">b3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Lidio b7</text:p>
          </table:table-cell>
          <table:table-cell table:style-name="ce21" office:value-type="string" calcext:value-type="string">
            <text:p>Dórico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5 del 3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II</text:span><text:span text:style-name="T4">m7</text:span></text:p>
          </table:table-cell>
          <table:table-cell table:style-name="ce21" office:value-type="string" calcext:value-type="string">
            <text:p><text:span text:style-name="T24">F</text:span><text:span text:style-name="T13">7……</text:span><text:span text:style-name="T25">&gt;</text:span><text:span text:style-name="T26">E</text:span><text:span text:style-name="T27">m7</text:span></text:p>
          </table:table-cell>
          <table:table-cell table:style-name="ce21" office:value-type="string" calcext:value-type="string">
            <text:p><text:span text:style-name="T24">4</text:span><text:span text:style-name="T13">7</text:span><text:span text:style-name="T14">→</text:span><text:span text:style-name="T15">3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Sub 5 del 4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V</text:span><text:span text:style-name="T4">Maj7</text:span></text:p>
          </table:table-cell>
          <table:table-cell table:style-name="ce21" office:value-type="string" calcext:value-type="string">
            <text:p><text:span text:style-name="T24">Gb</text:span><text:span text:style-name="T13">7</text:span><text:span text:style-name="T28">...</text:span><text:span text:style-name="T29">&gt;</text:span><text:span text:style-name="T30">F</text:span><text:span text:style-name="T31">Maj7</text:span></text:p>
          </table:table-cell>
          <table:table-cell table:style-name="ce21" office:value-type="string" calcext:value-type="string">
            <text:p><text:span text:style-name="T24">b5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5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</text:span><text:span text:style-name="T4">7</text:span></text:p>
          </table:table-cell>
          <table:table-cell table:style-name="ce21" office:value-type="string" calcext:value-type="string">
            <text:p><text:span text:style-name="T24">Ab</text:span><text:span text:style-name="T13">7</text:span><text:span text:style-name="T28">...</text:span><text:span text:style-name="T29">&gt;</text:span><text:span text:style-name="T30">G</text:span><text:span text:style-name="T31">7</text:span></text:p>
          </table:table-cell>
          <table:table-cell table:style-name="ce21" office:value-type="string" calcext:value-type="string">
            <text:p><text:span text:style-name="T24">b6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6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I</text:span><text:span text:style-name="T4">m7</text:span></text:p>
          </table:table-cell>
          <table:table-cell table:style-name="ce21" office:value-type="string" calcext:value-type="string">
            <text:p><text:span text:style-name="T24">Bb</text:span><text:span text:style-name="T13">7</text:span><text:span text:style-name="T28">...</text:span><text:span text:style-name="T29">&gt;</text:span><text:span text:style-name="T30">A</text:span><text:span text:style-name="T31">m7</text:span></text:p>
          </table:table-cell>
          <table:table-cell table:style-name="ce21" office:value-type="string" calcext:value-type="string">
            <text:p><text:span text:style-name="T24">b7</text:span><text:span text:style-name="T13">7</text:span><text:span text:style-name="T14">→</text:span><text:span text:style-name="T15">6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enor</text:p>
          </table:table-cell>
          <table:covered-table-cell table:number-columns-repeated="6" table:style-name="Default"/>
          <table:table-cell table:number-columns-repeated="3"/>
          <table:table-cell table:style-name="ce4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ay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1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5</text:span><text:span text:style-name="T13">7</text:span><text:span text:style-name="T14">→</text:span><text:span text:style-name="T15">1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2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to del b3</text:p>
          </table:table-cell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6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7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4</text:span><text:span text:style-name="T13">7</text:span><text:span text:style-name="T14">→</text:span><text:span text:style-name="T15">7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09T11:51:19.269000000</dc:date>
    <meta:editing-duration>PT1H10M</meta:editing-duration>
    <meta:editing-cycles>7</meta:editing-cycles>
    <meta:generator>LibreOffice/7.3.4.2$Windows_x86 LibreOffice_project/728fec16bd5f605073805c3c9e7c4212a0120dc5</meta:generator>
    <meta:document-statistic meta:table-count="1" meta:cell-count="266" meta:object-count="0"/>
  </office:meta>
</office:document-meta>
</file>